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40000002819905153.jpg" manifest:media-type=""/>
  <manifest:file-entry manifest:full-path="Pictures/10000000000001DF000000566C23FAD2.jpg" manifest:media-type=""/>
  <manifest:file-entry manifest:full-path="Pictures/2000000800000FB50000024D669205AA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Helvetica" svg:font-family="Helvetica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6.059cm"/>
    </style:style>
    <style:style style:name="Tabela1.B" style:family="table-column">
      <style:table-column-properties style:column-width="10.95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language="pt" fo:country="BR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Header">
      <style:paragraph-properties fo:text-align="end" style:justify-single-word="false" fo:padding="0.011cm" fo:border-left="none" fo:border-right="none" fo:border-top="0.06pt solid #000000" fo:border-bottom="none"/>
    </style:style>
    <style:style style:name="P4" style:family="paragraph" style:parent-style-name="Header">
      <style:paragraph-properties fo:text-align="end" style:justify-single-word="false" fo:padding="0.011cm" fo:border-left="none" fo:border-right="none" fo:border-top="0.06pt solid #000000" fo:border-bottom="none"/>
      <style:text-properties style:font-name="Arial" fo:font-size="8pt" fo:language="pt" fo:country="BR"/>
    </style:style>
    <style:style style:name="P5" style:family="paragraph" style:parent-style-name="Footer">
      <style:paragraph-properties fo:text-align="end" style:justify-single-word="false" fo:padding="0.049cm" fo:border-left="none" fo:border-right="none" fo:border-top="0.06pt solid #000000" fo:border-bottom="none"/>
      <style:text-properties fo:font-size="9pt"/>
    </style:style>
    <style:style style:name="P6" style:family="paragraph" style:parent-style-name="Footer">
      <style:paragraph-properties fo:text-align="start" style:justify-single-word="false" fo:padding="0cm" fo:border="none"/>
      <style:text-properties fo:font-size="9pt"/>
    </style:style>
    <style:style style:name="P7" style:family="paragraph" style:parent-style-name="Standard">
      <style:text-properties fo:font-size="11pt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Standard" style:master-page-name="First_20_Page">
      <style:paragraph-properties style:page-number="auto"/>
      <style:text-properties fo:font-size="11pt"/>
    </style:style>
    <style:style style:name="P10" style:family="paragraph" style:parent-style-name="Heading_20_1">
      <style:text-properties style:use-window-font-color="true" style:font-name="Helvetica" fo:font-size="11pt" fo:font-weight="normal" style:font-name-asian="Helvetica" style:font-size-asian="11pt" style:font-weight-asian="normal" style:font-name-complex="Helvetica" style:font-size-complex="11pt" style:font-weight-complex="normal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Table_20_Contents">
      <style:text-properties officeooo:paragraph-rsid="001f9059"/>
    </style:style>
    <style:style style:name="P13" style:family="paragraph">
      <style:paragraph-properties fo:text-align="center"/>
    </style:style>
    <style:style style:name="T1" style:family="text">
      <style:text-properties style:font-name="Arial" fo:font-size="8pt" fo:language="pt" fo:country="BR"/>
    </style:style>
    <style:style style:name="T2" style:family="text">
      <style:text-properties officeooo:rsid="001f9059"/>
    </style:style>
    <style:style style:name="T3" style:family="text">
      <style:text-properties fo:font-size="32pt" fo:font-weight="bold" style:font-size-asian="32pt" style:font-size-complex="32pt"/>
    </style:style>
    <style:style style:name="T4" style:family="text">
      <style:text-properties fo:font-size="18pt" fo:font-weight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e6e6e6" draw:fill-color="#e6e6e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4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text:anchor-type="paragraph" draw:z-index="1" draw:style-name="gr2" draw:text-style-name="P13" svg:width="14.512cm" svg:height="5.742cm" svg:x="1.563cm" svg:y="9.594cm"><draw:text-box><text:p text:style-name="P13"><text:span text:style-name="T3">Formulário Solicitação de Cadastro de Sistema para uso do serviço Captcha</text:span></text:p><text:p text:style-name="P13"><text:span text:style-name="T4"/></text:p><text:p text:style-name="P13"><text:span text:style-name="T3">SUPST</text:span><text:span text:style-name="T4"> </text:span></text:p></draw:text-box></draw:frame><draw:rect text:anchor-type="paragraph" draw:z-index="0" draw:style-name="gr1" draw:text-style-name="P13" svg:width="17.476cm" svg:height="24.302cm" svg:x="0.026cm" svg:y="0.016cm"><text:p/></draw:rect></text:p>
      <text:p text:style-name="P7"/>
      <text:h text:style-name="P11" text:outline-level="1">Dados Gerais do Projeto/Aplicação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">Nome do Projeto/Aplicação</text:p>
          </table:table-cell>
          <table:table-cell table:style-name="Tabela1.B1" office:value-type="string">
            <text:p text:style-name="P12"><text:span text:style-name="T2">Portal de Indicadores</text:span></text:p>
          </table:table-cell>
        </table:table-row>
        <table:table-row>
          <table:table-cell table:style-name="Tabela1.A2" office:value-type="string">
            <text:p text:style-name="P8">Código de Serviço</text:p>
          </table:table-cell>
          <table:table-cell table:style-name="Tabela1.B2" office:value-type="string">
            <text:p text:style-name="P12"><text:span text:style-name="T2">06829503</text:span></text:p>
          </table:table-cell>
        </table:table-row>
        <table:table-row>
          <table:table-cell table:style-name="Tabela1.A2" office:value-type="string">
            <text:p text:style-name="P8">Nome aplicação</text:p>
          </table:table-cell>
          <table:table-cell table:style-name="Tabela1.B2" office:value-type="string">
            <text:p text:style-name="P12"><text:span text:style-name="T2">SINED – Portal de Indicadores da DIOPE</text:span></text:p>
          </table:table-cell>
        </table:table-row>
        <table:table-row>
          <table:table-cell table:style-name="Tabela1.A2" office:value-type="string">
            <text:p text:style-name="P8">Líder de projeto</text:p>
          </table:table-cell>
          <table:table-cell table:style-name="Tabela1.B2" office:value-type="string">
            <text:p text:style-name="P12"><text:span text:style-name="T2">Roger Jacquet Junior – </text:span><text:a xlink:type="simple" xlink:href="mailto:roger.jacquet@serpro.gov.br"><text:span text:style-name="T2">roger.jacquet@serpro.gov.br</text:span></text:a><text:span text:style-name="T2"> - #11 1045</text:span></text:p>
          </table:table-cell>
        </table:table-row>
        <table:table-row>
          <table:table-cell table:style-name="Tabela1.A2" office:value-type="string">
            <text:p text:style-name="P8">Gestor Negócio</text:p>
          </table:table-cell>
          <table:table-cell table:style-name="Tabela1.B2" office:value-type="string">
            <text:p text:style-name="P12"><text:span text:style-name="T2">Roger Jacquet Junior – </text:span><text:a xlink:type="simple" xlink:href="mailto:roger.jacquet@serpro.gov.br"><text:span text:style-name="T2">roger.jacquet@serpro.gov.br</text:span></text:a><text:span text:style-name="T2"> - #11 1045</text:span></text:p>
          </table:table-cell>
        </table:table-row>
        <table:table-row>
          <table:table-cell table:style-name="Tabela1.A2" office:value-type="string">
            <text:p text:style-name="P8">Polo de Desenvolvimento</text:p>
          </table:table-cell>
          <table:table-cell table:style-name="Tabela1.B2" office:value-type="string">
            <text:p text:style-name="P12"><text:span text:style-name="T2">SUPGS</text:span></text:p>
          </table:table-cell>
        </table:table-row>
        <table:table-row>
          <table:table-cell table:style-name="Tabela1.A2" office:value-type="string">
            <text:p text:style-name="P8">Plataforma / Framework da Solução</text:p>
          </table:table-cell>
          <table:table-cell table:style-name="Tabela1.B2" office:value-type="string">
            <text:p text:style-name="P12"><text:span text:style-name="T2">ZEND / dojo</text:span></text:p>
          </table:table-cell>
        </table:table-row>
        <table:table-row>
          <table:table-cell table:style-name="Tabela1.A2" office:value-type="string">
            <text:p text:style-name="P8">Estimativa de quantidade acesso dia</text:p>
          </table:table-cell>
          <table:table-cell table:style-name="Tabela1.B2" office:value-type="string">
            <text:p text:style-name="P12"><text:span text:style-name="T2">20</text:span></text:p>
          </table:table-cell>
        </table:table-row>
        <table:table-row>
          <table:table-cell table:style-name="Tabela1.A2" office:value-type="string">
            <text:p text:style-name="P8">Segmento</text:p>
          </table:table-cell>
          <table:table-cell table:style-name="Tabela1.B2" office:value-type="string">
            <text:p text:style-name="Table_20_Contents">Produção / Homologação</text:p>
          </table:table-cell>
        </table:table-row>
        <table:table-row>
          <table:table-cell table:style-name="Tabela1.A2" office:value-type="string">
            <text:p text:style-name="P8">Tipo Captcha</text:p>
          </table:table-cell>
          <table:table-cell table:style-name="Tabela1.B2" office:value-type="string">
            <text:p text:style-name="Table_20_Contents">Padrão</text:p>
          </table:table-cell>
        </table:table-row>
        <table:table-row>
          <table:table-cell table:style-name="Tabela1.A2" office:value-type="string">
            <text:p text:style-name="P8">Ambiente de produção do serviço Captcha</text:p>
          </table:table-cell>
          <table:table-cell table:style-name="Tabela1.B2" office:value-type="string">
            <text:p text:style-name="Table_20_Contents">São Paulo [ ] Brasília [ <text:span text:style-name="T2">x </text:span>]</text:p>
          </table:table-cell>
        </table:table-row>
        <table:table-row>
          <table:table-cell table:style-name="Tabela1.A2" office:value-type="string">
            <text:p text:style-name="P8">Ambiente de produção da <text:s/>Aplicação</text:p>
          </table:table-cell>
          <table:table-cell table:style-name="Tabela1.B2" office:value-type="string">
            <text:p text:style-name="Table_20_Contents">São Paulo [ ] Brasília [ <text:span text:style-name="T2">x</text:span> ]</text:p>
          </table:table-cell>
        </table:table-row>
        <table:table-row>
          <table:table-cell table:style-name="Tabela1.A2" office:value-type="string">
            <text:p text:style-name="P8">Chave de acesso</text:p>
          </table:table-cell>
          <table:table-cell table:style-name="Tabela1.B2" office:value-type="string">
            <text:p text:style-name="Table_20_Contents">[Gerado pela SUPST]</text:p>
          </table:table-cell>
        </table:table-row>
      </table:table>
      <text:h text:style-name="P10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OpenSymbol" svg:font-family="OpenSymbol"/>
    <style:font-face style:name="Helvetica" svg:font-family="Helvetica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fo:color="#000000" style:font-name="Arial" fo:font-size="12pt" fo:language="pt" fo:country="B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size="14pt" style:font-name-asian="Arial2" style:font-size-asian="14pt" style:font-name-complex="Arial2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.499cm" fo:margin-bottom="0.199cm" style:contextual-spacing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499cm" fo:margin-bottom="0.199cm" style:contextual-spacing="false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.499cm" fo:margin-bottom="0.199cm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top="0.499cm" fo:margin-bottom="0.199cm" style:contextual-spacing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top="0.499cm" fo:margin-bottom="0.199cm" style:contextual-spacing="false"/>
      <style:text-properties fo:font-size="11pt" fo:font-weight="bold" style:font-size-asian="85%" style:font-weight-asian="bold" style:font-size-complex="85%" style:font-weight-complex="bold"/>
    </style:style>
    <style:style style:name="Heading_20_8" style:display-name="Heading 8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25cm" fo:margin-bottom="0cm" style:contextual-spacing="false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6.004cm" style:type="right" style:leader-style="dotted" style:leader-text="."/>
        </style:tab-stops>
      </style:paragraph-properties>
      <style:text-properties fo:font-size="11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505cm" style:type="right" style:leader-style="dotted" style:leader-text="."/>
        </style:tab-stops>
      </style:paragraph-properties>
      <style:text-properties fo:font-size="11pt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5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4.0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5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3.009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Title" style:next-style-name="Text_20_body" style:default-outline-level="6" style:class="text">
      <style:paragraph-properties fo:margin-left="0.071cm" fo:margin-right="0cm" fo:margin-top="0cm" fo:margin-bottom="0cm" style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margin-left="0.071cm" fo:margin-right="0cm" fo:margin-top="0cm" fo:margin-bottom="0cm" style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paragraph-properties fo:margin-left="0.071cm" fo:margin-right="0cm" fo:margin-top="0cm" fo:margin-bottom="0cm" style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paragraph-properties fo:margin-left="0.071cm" fo:margin-right="0cm" fo:margin-top="0cm" fo:margin-bottom="0cm" style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space-before="0.071cm"/>
      </text:outline-level-style>
      <text:outline-level-style text:level="2" text:style-name="Numbering_20_Symbols" style:num-prefix=" " style:num-suffix=" " style:num-format="1" text:display-levels="2">
        <style:list-level-properties text:space-before="0.071cm"/>
      </text:outline-level-style>
      <text:outline-level-style text:level="3" text:style-name="Numbering_20_Symbols" style:num-prefix=" " style:num-suffix=" " style:num-format="1" text:display-levels="3">
        <style:list-level-properties text:space-before="0.071cm"/>
      </text:outline-level-style>
      <text:outline-level-style text:level="4" text:style-name="Numbering_20_Symbols" style:num-prefix=" " style:num-suffix=" " style:num-format="1" text:display-levels="4">
        <style:list-level-properties text:space-before="0.071cm"/>
      </text:outline-level-style>
      <text:outline-level-style text:level="5" text:style-name="Numbering_20_Symbols" style:num-prefix=" " style:num-suffix=" " style:num-format="1" text:display-levels="5">
        <style:list-level-properties text:space-before="0.071cm"/>
      </text:outline-level-style>
      <text:outline-level-style text:level="6" text:style-name="Numbering_20_Symbols" style:num-prefix=" " style:num-suffix=" " style:num-format="1" text:display-levels="6">
        <style:list-level-properties text:space-before="0.071cm"/>
      </text:outline-level-style>
      <text:outline-level-style text:level="7" text:style-name="Numbering_20_Symbols" style:num-prefix=" " style:num-suffix=" " style:num-format="1" text:display-levels="7">
        <style:list-level-properties text:space-before="0.071cm"/>
      </text:outline-level-style>
      <text:outline-level-style text:level="8" text:style-name="Numbering_20_Symbols" style:num-prefix=" " style:num-suffix=" " style:num-format="1" text:display-levels="8">
        <style:list-level-properties text:space-before="0.071cm"/>
      </text:outline-level-style>
      <text:outline-level-style text:level="9" text:style-name="Numbering_20_Symbols" style:num-prefix=" " style:num-suffix=" " style:num-format="1" text:display-levels="9">
        <style:list-level-properties text:space-before="0.071cm"/>
      </text:outline-level-style>
      <text:outline-level-style text:level="10" text:style-name="Numbering_20_Symbols" style:num-prefix=" " style:num-suffix=" " style:num-format="1" text:display-levels="10">
        <style:list-level-properties text:space-before="0.07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language="pt" fo:country="BR"/>
    </style:style>
    <style:style style:name="MP2" style:family="paragraph" style:parent-style-name="Header">
      <style:paragraph-properties fo:text-align="end" style:justify-single-word="false" fo:padding="0.011cm" fo:border-left="none" fo:border-right="none" fo:border-top="0.06pt solid #000000" fo:border-bottom="none"/>
    </style:style>
    <style:style style:name="MP3" style:family="paragraph" style:parent-style-name="Header">
      <style:paragraph-properties fo:text-align="end" style:justify-single-word="false" fo:padding="0.011cm" fo:border-left="none" fo:border-right="none" fo:border-top="0.06pt solid #000000" fo:border-bottom="none"/>
      <style:text-properties style:font-name="Arial" fo:font-size="8pt" fo:language="pt" fo:country="BR"/>
    </style:style>
    <style:style style:name="MP4" style:family="paragraph" style:parent-style-name="Footer">
      <style:paragraph-properties fo:text-align="end" style:justify-single-word="false" fo:padding="0.049cm" fo:border-left="none" fo:border-right="none" fo:border-top="0.06pt solid #000000" fo:border-bottom="none"/>
      <style:text-properties fo:font-size="9pt"/>
    </style:style>
    <style:style style:name="MP5" style:family="paragraph" style:parent-style-name="Footer">
      <style:paragraph-properties fo:text-align="start" style:justify-single-word="false" fo:padding="0cm" fo:border="none"/>
      <style:text-properties fo:font-size="9pt"/>
    </style:style>
    <style:style style:name="MP6" style:family="paragraph" style:parent-style-name="Header">
      <style:paragraph-properties fo:text-align="start" style:justify-single-word="false"/>
    </style:style>
    <style:style style:name="MT1" style:family="text">
      <style:text-properties style:font-name="Arial" fo:font-size="8pt" fo:language="pt" fo:country="BR"/>
    </style:style>
    <style:style style:name="M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6cm" fo:margin-left="2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4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0.6cm" fo:margin-left="2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99cm" fo:margin-left="0cm" fo:margin-right="0cm" fo:margin-bottom="0.499cm"/>
      </style:header-style>
      <style:footer-style>
        <style:header-footer-properties fo:min-height="1.699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width="6.084cm" svg:height="1.092cm" draw:z-index="4"><draw:image xlink:href="Pictures/10000000000001DF000000566C23FAD2.jpg" xlink:type="simple" xlink:show="embed" xlink:actuate="onLoad"/></draw:frame></text:p>
        <text:p text:style-name="MP2"><text:span text:style-name="MT1">SUPST/STDCS</text:span> </text:p>
        <text:p text:style-name="MP3">Versão 3</text:p>
      </style:header>
      <style:footer>
        <text:p text:style-name="MP4"><text:page-number text:select-page="current">2</text:page-number></text:p>
        <text:p text:style-name="MP5"><draw:frame draw:style-name="Mfr2" draw:name="Gráfico3" text:anchor-type="paragraph" svg:x="0.019cm" svg:y="0.132cm" svg:width="4.022cm" svg:height="0.587cm" draw:z-index="3"><draw:image xlink:href="Pictures/2000000800000FB50000024D669205AA.wmf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MP6"><draw:frame draw:style-name="Mfr3" draw:name="Gráfico5" text:anchor-type="paragraph" svg:width="4.022cm" svg:height="0.587cm" draw:z-index="2"><draw:image xlink:href="Pictures/2000000800000FB50000024D669205AA.wmf" xlink:type="simple" xlink:show="embed" xlink:actuate="onLoad"/></draw:frame></text:p>
      </style:header>
      <style:footer>
        <text:p text:style-name="Footer"><draw:frame draw:style-name="Mfr2" draw:name="figura1" text:anchor-type="paragraph" svg:x="6.394cm" svg:y="1.014cm" svg:width="4.978cm" svg:height="1.016cm" draw:z-index="5"><draw:image xlink:href="Pictures/10000000000000C40000002819905153.jpg" xlink:type="simple" xlink:show="embed" xlink:actuate="onLoad"/></draw:frame></text:p>
        <text:p text:style-name="Footer"/>
        <text:p text:style-name="Footer"/>
      </style:footer>
    </style:master-page>
    <style:master-page style:name="HTML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6.2$Linux_x86 LibreOffice_project/2e2573268451a50806fcd60ae2d9fe01dd0ce24</meta:generator>
    <meta:creation-date>2006-05-26T17:38:13</meta:creation-date>
    <dc:date>2015-09-21T15:34:40</dc:date>
    <dc:language>pt-BR</dc:language>
    <meta:editing-cycles>119</meta:editing-cycles>
    <meta:editing-duration>P2DT17H49M17S</meta:editing-duration>
    <dc:creator>Fabiane Cavalcanti</dc:creator>
    <meta:document-statistic meta:table-count="1" meta:image-count="4" meta:object-count="0" meta:page-count="2" meta:paragraph-count="30" meta:word-count="104" meta:character-count="652" meta:non-whitespace-character-count="572"/>
    <meta:user-defined meta:name="Info 1"/>
    <meta:user-defined meta:name="Info 2"/>
    <meta:user-defined meta:name="Info 3"/>
    <meta:user-defined meta:name="Info 4"/>
    <meta:template xlink:type="simple" xlink:actuate="onRequest" xlink:title="RelatorioManualAUDIG" xlink:href="../../../../../C:/Arquivos%20de%20programas/BrOffice.org%202.0/share/template/pt-BR/MarcaSerpro/RelatorioManualAUDIG.ott" meta:date="2006-05-26T17:38:12"/>
  </office:meta>
</office:document-meta>
</file>